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officeooo:rsid="001dfc2b" officeooo:paragraph-rsid="001dfc2b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6pt" fo:font-weight="bold" officeooo:rsid="001dfc2b" officeooo:paragraph-rsid="001dfc2b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ES TEMA 5</text:p>
      <text:p text:style-name="P1"/>
      <text:p text:style-name="P1">12)</text:p>
      <text:p text:style-name="P1">a) El de no realizar competencia desleal</text:p>
      <text:p text:style-name="P1">b) El de actuar con buena fe.</text:p>
      <text:p text:style-name="P1">c) No cumplir las órdenes <text:s/>e instrucciones del empresario, no actuó de buena fe y tampoco actuó con diligencia</text:p>
      <text:p text:style-name="P1"/>
      <text:p text:style-name="P1"/>
      <text:p text:style-name="P1">14)</text:p>
      <text:p text:style-name="P1">a) No pueden hacerlo. Las leyes de igualdad impiden que se discrimine por género.</text:p>
      <text:p text:style-name="P1">b) No sería ilegal siempre y cuando no trabaje en el mismo sector haciendo competencia a la empresa. </text:p>
      <text:p text:style-name="P1">c) Si, de hecho es uno de los deberes laborales que deben cumplir los empleados.</text:p>
      <text:p text:style-name="P1"/>
      <text:p text:style-name="P1"/>
      <text:p text:style-name="P1">15)</text:p>
      <text:p text:style-name="P1">a) Sancionar al trabajador</text:p>
      <text:p text:style-name="P1">b) Puede reclamar ante el Juzgado en un plazo de 20 días hábiles a partir del momento de la sanción.</text:p>
      <text:p text:style-name="P1">c) 20 días</text:p>
      <text:p text:style-name="P1"/>
      <text:p text:style-name="P1"/>
      <text:p text:style-name="P1">17)</text:p>
      <text:p text:style-name="P1">a) No, solo de imagen. Los trabajadores tienen el derecho de poder hablar lo que quieran con quienes quieran sin que otra persona escuche.</text:p>
      <text:p text:style-name="P1">b) Se requiere avisar a todos los trabajadores de la existencia de cámaras, de su ubicación, que no se localicen en zonas de descanso (vestuarios, comedor, cafetería, baños…) y que se usen si no se puede conseguir la información de otra forma.</text:p>
      <text:p text:style-name="P1">c) Los trabajadores deberán ser informados previamente de que sus equipos van a ser registrados siempre y cuando la empresa tenga indicios evidentes y claros de que está haciendo un uso inadecuado. Además tiene que haber un testigo cuando se haga este registr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0T16:54:40.235552520</dc:date>
    <meta:editing-duration>PT3H49M50S</meta:editing-duration>
    <meta:editing-cycles>1</meta:editing-cycles>
    <meta:document-statistic meta:table-count="0" meta:image-count="0" meta:object-count="0" meta:page-count="1" meta:paragraph-count="17" meta:word-count="223" meta:character-count="1249" meta:non-whitespace-character-count="1041"/>
    <meta:generator>LibreOffice/7.4.1.2$Linux_X86_64 LibreOffice_project/40$Build-2</meta:generator>
  </office:meta>
</office:document-meta>
</file>